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e81" officeooo:paragraph-rsid="0006ee81"/>
    </style:style>
    <style:style style:name="P2" style:family="paragraph" style:parent-style-name="Standard">
      <style:text-properties fo:language="en" fo:country="US" officeooo:rsid="0009fe3e" officeooo:paragraph-rsid="0009fe3e"/>
    </style:style>
    <style:style style:name="P3" style:family="paragraph" style:parent-style-name="Standard">
      <style:text-properties fo:language="en" fo:country="US" officeooo:rsid="000a58fc" officeooo:paragraph-rsid="000a58fc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87502"/>
    </style:style>
    <style:style style:name="T3" style:family="text">
      <style:text-properties officeooo:rsid="000a58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kurentan A* </text:p>
      <text:p text:style-name="P1"/>
      <text:p text:style-name="P1"><text:span text:style-name="T1">Kod obicnog A* algoritma, mi biramo najbolje stanje koje ćemo da razrađujemo. Konkurentan A* sam zamislio tako da umeto jednog stanja, uzimamo više najboljih, koje ćemo paralelno da obrađujemo </text:span><text:span text:style-name="T2">(dijagram slika)</text:span><text:span text:style-name="T1">. U mom projektu ovo ima smisla jer je biranje stanja potomaka, odnosno <text:s/>biranje smera kretanja složen posao (idemo od piksela do piksela i proveravamo dali je put slobodan, dali smo vec na njemu prethodno bili itd). Rezultat korišćenja ovog algoritma je ubrzanje od skoro dva puta (graf slika). </text:span></text:p>
      <text:p text:style-name="P1"><text:span text:style-name="T1"/></text:p>
      <text:p text:style-name="P1"><text:span text:style-name="T1"/></text:p>
      <text:p text:style-name="P2">Tracer <text:s/><text:span text:style-name="T3">(takto sa vola)</text:span></text:p>
      <text:p text:style-name="P2"/>
      <text:p text:style-name="P3">- <text:span text:style-name="T1">program koji pretražuje pu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5:09:19.250000000</meta:creation-date>
    <dc:date>2016-06-29T15:33:51.591000000</dc:date>
    <meta:editing-duration>PT12M20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4" meta:word-count="90" meta:character-count="572" meta:non-whitespace-character-count="482"/>
  </office:meta>
</office:document-meta>
</file>